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Impl.getParamet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Impl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Impl.TabImpl( String group , String name , String usecase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Impl.getUse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Impl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Impl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Impl.set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